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98.9pt"/>
    </style:style>
    <style:style style:name="co2" style:family="table-column">
      <style:table-column-properties fo:break-before="auto" style:column-width="82.74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73.36pt"/>
    </style:style>
    <style:style style:name="co5" style:family="table-column">
      <style:table-column-properties fo:break-before="auto" style:column-width="169.99pt"/>
    </style:style>
    <style:style style:name="co6" style:family="table-column">
      <style:table-column-properties fo:break-before="auto" style:column-width="121.6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fff685" fo:border="0.06pt solid #000000"/>
    </style:style>
    <style:style style:name="ce3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Default" office:value-type="string" calcext:value-type="string">
            <text:p>Country</text:p>
          </table:table-cell>
          <table:table-cell table:style-name="Default"/>
          <table:table-cell table:style-name="Default" office:value-type="string" calcext:value-type="string">
            <text:p>Size [GB]</text:p>
          </table:table-cell>
          <table:table-cell table:style-name="Default" office:value-type="string" calcext:value-type="string">
            <text:p>Size [MB]</text:p>
          </table:table-cell>
          <table:table-cell table:style-name="Default" office:value-type="string" calcext:value-type="string">
            <text:p>Final Size [MB]</text:p>
          </table:table-cell>
          <table:table-cell/>
          <table:table-cell office:value-type="string" calcext:value-type="string">
            <text:p>Required disk space [MB]</text:p>
          </table:table-cell>
        </table:table-row>
        <table:table-row table:style-name="ro1">
          <table:table-cell table:style-name="Default" office:value-type="string" calcext:value-type="string">
            <text:p>europe/andorra</text:p>
          </table:table-cell>
          <table:table-cell table:style-name="Default" table:number-columns-repeated="2"/>
          <table:table-cell table:style-name="Default" office:value-type="float" office:value="1.4" calcext:value-type="float">
            <text:p>1.4</text:p>
          </table:table-cell>
          <table:table-cell table:style-name="Default" table:formula="of:=IF(ISBLANK([.C2]);[.D2];[.C2]*1024)" office:value-type="float" office:value="1.4" calcext:value-type="float">
            <text:p>1.4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europe/monaco</text:p>
          </table:table-cell>
          <table:table-cell table:style-name="Default" table:number-columns-repeated="2"/>
          <table:table-cell table:style-name="Default" office:value-type="float" office:value="0.5" calcext:value-type="float">
            <text:p>0.5</text:p>
          </table:table-cell>
          <table:table-cell table:style-name="Default" table:formula="of:=IF(ISBLANK([.C3]);[.D3];[.C3]*1024)" office:value-type="float" office:value="0.5" calcext:value-type="float">
            <text:p>0.5</text:p>
          </table:table-cell>
          <table:table-cell office:value-type="string" calcext:value-type="string">
            <text:p>Nominatim</text:p>
          </table:table-cell>
          <table:table-cell table:formula="of:=44*1024" office:value-type="float" office:value="45056" calcext:value-type="float">
            <text:p>45056</text:p>
          </table:table-cell>
        </table:table-row>
        <table:table-row table:style-name="ro1">
          <table:table-cell table:style-name="Default" office:value-type="string" calcext:value-type="string">
            <text:p>europe/switzerland</text:p>
          </table:table-cell>
          <table:table-cell table:style-name="Default" table:number-columns-repeated="2"/>
          <table:table-cell table:style-name="Default" office:value-type="float" office:value="284" calcext:value-type="float">
            <text:p>284</text:p>
          </table:table-cell>
          <table:table-cell table:style-name="Default" table:formula="of:=IF(ISBLANK([.C4]);[.D4];[.C4]*1024)" office:value-type="float" office:value="284" calcext:value-type="float">
            <text:p>284</text:p>
          </table:table-cell>
          <table:table-cell office:value-type="string" calcext:value-type="string">
            <text:p>Postgres DB size [MB / PBF [MB]]</text:p>
          </table:table-cell>
          <table:table-cell table:style-name="ce3" table:formula="of:=[.G9]/[.G8]" office:value-type="float" office:value="11.3281707555151" calcext:value-type="float">
            <text:p>11.33</text:p>
          </table:table-cell>
        </table:table-row>
        <table:table-row table:style-name="ro1">
          <table:table-cell table:style-name="Default" office:value-type="string" calcext:value-type="string">
            <text:p>europe/austria</text:p>
          </table:table-cell>
          <table:table-cell table:style-name="Default" table:number-columns-repeated="2"/>
          <table:table-cell table:style-name="Default" office:value-type="float" office:value="520" calcext:value-type="float">
            <text:p>520</text:p>
          </table:table-cell>
          <table:table-cell table:style-name="Default" table:formula="of:=IF(ISBLANK([.C5]);[.D5];[.C5]*1024)" office:value-type="float" office:value="520" calcext:value-type="float">
            <text:p>520</text:p>
          </table:table-cell>
          <table:table-cell office:value-type="string" calcext:value-type="string">
            <text:p>Remaining size (OS)</text:p>
          </table:table-cell>
          <table:table-cell table:formula="of:=109*1024-[.G9]-[.G3]-[.G8]" office:value-type="float" office:value="9725.9" calcext:value-type="float">
            <text:p>9725.9</text:p>
          </table:table-cell>
        </table:table-row>
        <table:table-row table:style-name="ro1">
          <table:table-cell table:style-name="Default" office:value-type="string" calcext:value-type="string">
            <text:p>europe/great-britain</text:p>
          </table:table-cell>
          <table:table-cell table:style-name="Default" table:number-columns-repeated="2"/>
          <table:table-cell table:style-name="Default" office:value-type="float" office:value="937" calcext:value-type="float">
            <text:p>937</text:p>
          </table:table-cell>
          <table:table-cell table:style-name="Default" table:formula="of:=IF(ISBLANK([.C6]);[.D6];[.C6]*1024)" office:value-type="float" office:value="937" calcext:value-type="float">
            <text:p>937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europe/germany</text:p>
          </table:table-cell>
          <table:table-cell table:style-name="Default"/>
          <table:table-cell table:style-name="Default" office:value-type="float" office:value="2.8" calcext:value-type="float">
            <text:p>2.8</text:p>
          </table:table-cell>
          <table:table-cell table:style-name="Default"/>
          <table:table-cell table:style-name="Default" table:formula="of:=IF(ISBLANK([.C7]);[.D7];[.C7]*1024)" office:value-type="float" office:value="2867.2" calcext:value-type="float">
            <text:p>2867.2</text:p>
          </table:table-cell>
          <table:table-cell table:number-columns-repeated="2"/>
        </table:table-row>
        <table:table-row table:style-name="ro1">
          <table:table-cell table:style-name="Default" table:number-columns-repeated="5"/>
          <table:table-cell office:value-type="string" calcext:value-type="string">
            <text:p>PBF size [MB]</text:p>
          </table:table-cell>
          <table:table-cell table:formula="of:=SUM([.E2:.E7])" office:value-type="float" office:value="4610.1" calcext:value-type="float">
            <text:p>4610.1</text:p>
          </table:table-cell>
        </table:table-row>
        <table:table-row table:style-name="ro1">
          <table:table-cell table:style-name="Default" table:number-columns-repeated="5"/>
          <table:table-cell office:value-type="string" calcext:value-type="string">
            <text:p>Postgres DB size [MB]</text:p>
          </table:table-cell>
          <table:table-cell table:formula="of:=51*1024" office:value-type="float" office:value="52224" calcext:value-type="float">
            <text:p>52224</text:p>
          </table:table-cell>
        </table:table-row>
        <table:table-row table:style-name="ro1">
          <table:table-cell table:style-name="Default" table:formula="of:=COM.MICROSOFT.CONCAT([.B14:.B81])" office:value-type="string" office:string-value="europe/andorra europe/monaco europe/switzerland europe/austria europe/great-britain europe/germany europe/poland europe/belarus europe/slovenia europe/france europe/italy europe/netherlands europe/belgium europe/denmark europe/russia                                                      " calcext:value-type="string">
            <text:p>europe/andorra europe/monaco europe/switzerland europe/austria europe/great-britain europe/germany europe/poland europe/belarus europe/slovenia europe/france europe/italy europe/netherlands europe/belgium europe/denmark europe/russia <text:s text:c="53"/></text:p>
          </table:table-cell>
          <table:table-cell table:style-name="Default" table:number-columns-repeated="4"/>
          <table:table-cell table:number-columns-repeated="2"/>
        </table:table-row>
        <table:table-row table:style-name="ro1">
          <table:table-cell table:style-name="Default" office:value-type="string" calcext:value-type="string">
            <text:p><text:s/></text:p>
          </table:table-cell>
          <table:table-cell table:style-name="Default" table:number-columns-repeated="4"/>
          <table:table-cell table:number-columns-repeated="2"/>
        </table:table-row>
        <table:table-row table:style-name="ro1">
          <table:table-cell table:style-name="Default"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Country</text:p>
          </table:table-cell>
          <table:table-cell/>
          <table:table-cell office:value-type="string" calcext:value-type="string">
            <text:p>Size [GB]</text:p>
          </table:table-cell>
          <table:table-cell office:value-type="string" calcext:value-type="string">
            <text:p>Size [MB]</text:p>
          </table:table-cell>
          <table:table-cell office:value-type="string" calcext:value-type="string">
            <text:p>Final Size [MB]</text:p>
          </table:table-cell>
          <table:table-cell table:style-name="ce2" office:value-type="string" calcext:value-type="string">
            <text:p>Total disk space needed [GB]</text:p>
          </table:table-cell>
          <table:table-cell/>
        </table:table-row>
        <table:table-row table:style-name="ro1">
          <table:table-cell office:value-type="string" calcext:value-type="string">
            <text:p>europe/andorra</text:p>
          </table:table-cell>
          <table:table-cell table:formula="of:=COM.MICROSOFT.CONCAT([.A14]; [.$A$11])" office:value-type="string" office:string-value="europe/andorra " calcext:value-type="string">
            <text:p>europe/andorra </text:p>
          </table:table-cell>
          <table:table-cell/>
          <table:table-cell office:value-type="float" office:value="1.4" calcext:value-type="float">
            <text:p>1.4</text:p>
          </table:table-cell>
          <table:table-cell table:formula="of:=IF(ISBLANK([.C14]);[.D14];[.C14]*1024)" office:value-type="float" office:value="1.4" calcext:value-type="float">
            <text:p>1.4</text:p>
          </table:table-cell>
          <table:table-cell table:style-name="ce2" table:formula="of:=(SUM([.E14:.E81])*[.$G$4]+[.$G$3]+[.$G$5])/1024" office:value-type="float" office:value="212.810306868259" calcext:value-type="float">
            <text:p>212.810306868259</text:p>
          </table:table-cell>
          <table:table-cell/>
        </table:table-row>
        <table:table-row table:style-name="ro1">
          <table:table-cell office:value-type="string" calcext:value-type="string">
            <text:p>europe/monaco</text:p>
          </table:table-cell>
          <table:table-cell table:formula="of:=COM.MICROSOFT.CONCAT([.A15]; [.$A$11])" office:value-type="string" office:string-value="europe/monaco " calcext:value-type="string">
            <text:p>europe/monaco 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IF(ISBLANK([.C15]);[.D15];[.C15]*1024)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rope/switzerland</text:p>
          </table:table-cell>
          <table:table-cell table:formula="of:=COM.MICROSOFT.CONCAT([.A16]; [.$A$11])" office:value-type="string" office:string-value="europe/switzerland " calcext:value-type="string">
            <text:p>europe/switzerland </text:p>
          </table:table-cell>
          <table:table-cell/>
          <table:table-cell office:value-type="float" office:value="284" calcext:value-type="float">
            <text:p>284</text:p>
          </table:table-cell>
          <table:table-cell table:formula="of:=IF(ISBLANK([.C16]);[.D16];[.C16]*1024)" office:value-type="float" office:value="284" calcext:value-type="float">
            <text:p>2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rope/austria</text:p>
          </table:table-cell>
          <table:table-cell table:formula="of:=COM.MICROSOFT.CONCAT([.A17]; [.$A$11])" office:value-type="string" office:string-value="europe/austria " calcext:value-type="string">
            <text:p>europe/austria </text:p>
          </table:table-cell>
          <table:table-cell/>
          <table:table-cell office:value-type="float" office:value="520" calcext:value-type="float">
            <text:p>520</text:p>
          </table:table-cell>
          <table:table-cell table:formula="of:=IF(ISBLANK([.C17]);[.D17];[.C17]*1024)" office:value-type="float" office:value="520" calcext:value-type="float">
            <text:p>5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rope/great-britain</text:p>
          </table:table-cell>
          <table:table-cell table:formula="of:=COM.MICROSOFT.CONCAT([.A18]; [.$A$11])" office:value-type="string" office:string-value="europe/great-britain " calcext:value-type="string">
            <text:p>europe/great-britain </text:p>
          </table:table-cell>
          <table:table-cell/>
          <table:table-cell office:value-type="float" office:value="937" calcext:value-type="float">
            <text:p>937</text:p>
          </table:table-cell>
          <table:table-cell table:formula="of:=IF(ISBLANK([.C18]);[.D18];[.C18]*1024)" office:value-type="float" office:value="937" calcext:value-type="float">
            <text:p>9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rope/germany</text:p>
          </table:table-cell>
          <table:table-cell table:formula="of:=COM.MICROSOFT.CONCAT([.A19]; [.$A$11])" office:value-type="string" office:string-value="europe/germany " calcext:value-type="string">
            <text:p>europe/germany </text:p>
          </table:table-cell>
          <table:table-cell office:value-type="float" office:value="2.8" calcext:value-type="float">
            <text:p>2.8</text:p>
          </table:table-cell>
          <table:table-cell/>
          <table:table-cell table:formula="of:=IF(ISBLANK([.C19]);[.D19];[.C19]*1024)" office:value-type="float" office:value="2867.2" calcext:value-type="float">
            <text:p>2867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rope/poland</text:p>
          </table:table-cell>
          <table:table-cell table:formula="of:=COM.MICROSOFT.CONCAT([.A20]; [.$A$11])" office:value-type="string" office:string-value="europe/poland " calcext:value-type="string">
            <text:p>europe/poland </text:p>
          </table:table-cell>
          <table:table-cell/>
          <table:table-cell office:value-type="float" office:value="1007" calcext:value-type="float">
            <text:p>1007</text:p>
          </table:table-cell>
          <table:table-cell table:formula="of:=IF(ISBLANK([.C20]);[.D20];[.C20]*1024)" office:value-type="float" office:value="1007" calcext:value-type="float">
            <text:p>10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rope/belarus</text:p>
          </table:table-cell>
          <table:table-cell table:formula="of:=COM.MICROSOFT.CONCAT([.A21]; [.$A$11])" office:value-type="string" office:string-value="europe/belarus " calcext:value-type="string">
            <text:p>europe/belarus </text:p>
          </table:table-cell>
          <table:table-cell/>
          <table:table-cell office:value-type="float" office:value="173" calcext:value-type="float">
            <text:p>173</text:p>
          </table:table-cell>
          <table:table-cell table:formula="of:=IF(ISBLANK([.C21]);[.D21];[.C21]*1024)" office:value-type="float" office:value="173" calcext:value-type="float">
            <text:p>1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rope/slovenia</text:p>
          </table:table-cell>
          <table:table-cell table:formula="of:=COM.MICROSOFT.CONCAT([.A22]; [.$A$11])" office:value-type="string" office:string-value="europe/slovenia " calcext:value-type="string">
            <text:p>europe/slovenia </text:p>
          </table:table-cell>
          <table:table-cell/>
          <table:table-cell office:value-type="float" office:value="207" calcext:value-type="float">
            <text:p>207</text:p>
          </table:table-cell>
          <table:table-cell table:formula="of:=IF(ISBLANK([.C22]);[.D22];[.C22]*1024)" office:value-type="float" office:value="207" calcext:value-type="float">
            <text:p>2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rope/france</text:p>
          </table:table-cell>
          <table:table-cell table:formula="of:=COM.MICROSOFT.CONCAT([.A23]; [.$A$11])" office:value-type="string" office:string-value="europe/france " calcext:value-type="string">
            <text:p>europe/france </text:p>
          </table:table-cell>
          <table:table-cell office:value-type="float" office:value="3.3" calcext:value-type="float">
            <text:p>3.3</text:p>
          </table:table-cell>
          <table:table-cell/>
          <table:table-cell table:formula="of:=IF(ISBLANK([.C23]);[.D23];[.C23]*1024)" office:value-type="float" office:value="3379.2" calcext:value-type="float">
            <text:p>3379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rope/italy</text:p>
          </table:table-cell>
          <table:table-cell table:formula="of:=COM.MICROSOFT.CONCAT([.A24]; [.$A$11])" office:value-type="string" office:string-value="europe/italy " calcext:value-type="string">
            <text:p>europe/italy </text:p>
          </table:table-cell>
          <table:table-cell office:value-type="float" office:value="1.3" calcext:value-type="float">
            <text:p>1.3</text:p>
          </table:table-cell>
          <table:table-cell/>
          <table:table-cell table:formula="of:=IF(ISBLANK([.C24]);[.D24];[.C24]*1024)" office:value-type="float" office:value="1331.2" calcext:value-type="float">
            <text:p>1331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rope/netherlands</text:p>
          </table:table-cell>
          <table:table-cell table:formula="of:=COM.MICROSOFT.CONCAT([.A25]; [.$A$11])" office:value-type="string" office:string-value="europe/netherlands " calcext:value-type="string">
            <text:p>europe/netherlands </text:p>
          </table:table-cell>
          <table:table-cell/>
          <table:table-cell office:value-type="float" office:value="989" calcext:value-type="float">
            <text:p>989</text:p>
          </table:table-cell>
          <table:table-cell table:formula="of:=IF(ISBLANK([.C25]);[.D25];[.C25]*1024)" office:value-type="float" office:value="989" calcext:value-type="float">
            <text:p>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rope/belgium</text:p>
          </table:table-cell>
          <table:table-cell table:formula="of:=COM.MICROSOFT.CONCAT([.A26]; [.$A$11])" office:value-type="string" office:string-value="europe/belgium " calcext:value-type="string">
            <text:p>europe/belgium </text:p>
          </table:table-cell>
          <table:table-cell/>
          <table:table-cell office:value-type="float" office:value="298" calcext:value-type="float">
            <text:p>298</text:p>
          </table:table-cell>
          <table:table-cell table:formula="of:=IF(ISBLANK([.C26]);[.D26];[.C26]*1024)" office:value-type="float" office:value="298" calcext:value-type="float">
            <text:p>2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rope/denmark</text:p>
          </table:table-cell>
          <table:table-cell table:formula="of:=COM.MICROSOFT.CONCAT([.A27]; [.$A$11])" office:value-type="string" office:string-value="europe/denmark " calcext:value-type="string">
            <text:p>europe/denmark </text:p>
          </table:table-cell>
          <table:table-cell/>
          <table:table-cell office:value-type="float" office:value="256" calcext:value-type="float">
            <text:p>256</text:p>
          </table:table-cell>
          <table:table-cell table:formula="of:=IF(ISBLANK([.C27]);[.D27];[.C27]*1024)" office:value-type="float" office:value="256" calcext:value-type="float">
            <text:p>2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rope/russia</text:p>
          </table:table-cell>
          <table:table-cell table:formula="of:=COM.MICROSOFT.CONCAT([.A28]; [.$A$11])" office:value-type="string" office:string-value="europe/russia " calcext:value-type="string">
            <text:p>europe/russia </text:p>
          </table:table-cell>
          <table:table-cell office:value-type="float" office:value="2.1" calcext:value-type="float">
            <text:p>2.1</text:p>
          </table:table-cell>
          <table:table-cell/>
          <table:table-cell table:formula="of:=IF(ISBLANK([.C28]);[.D28];[.C28]*1024)" office:value-type="float" office:value="2150.4" calcext:value-type="float">
            <text:p>2150.4</text:p>
          </table:table-cell>
          <table:table-cell table:number-columns-repeated="2"/>
        </table:table-row>
        <table:table-row table:style-name="ro1">
          <table:table-cell/>
          <table:table-cell table:formula="of:=COM.MICROSOFT.CONCAT([.A29]; [.$A$11])" office:value-type="string" office:string-value=" " calcext:value-type="string">
            <text:p><text:s/></text:p>
          </table:table-cell>
          <table:table-cell table:number-columns-repeated="2"/>
          <table:table-cell table:formula="of:=IF(ISBLANK([.C29]);[.D29];[.C29]*1024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formula="of:=COM.MICROSOFT.CONCAT([.A30]; [.$A$11])" office:value-type="string" office:string-value=" " calcext:value-type="string">
            <text:p><text:s/></text:p>
          </table:table-cell>
          <table:table-cell table:number-columns-repeated="2"/>
          <table:table-cell table:formula="of:=IF(ISBLANK([.C30]);[.D30];[.C30]*1024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formula="of:=COM.MICROSOFT.CONCAT([.A31]; [.$A$11])" office:value-type="string" office:string-value=" " calcext:value-type="string">
            <text:p><text:s/></text:p>
          </table:table-cell>
          <table:table-cell table:number-columns-repeated="2"/>
          <table:table-cell table:formula="of:=IF(ISBLANK([.C31]);[.D31];[.C31]*1024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formula="of:=COM.MICROSOFT.CONCAT([.A32]; [.$A$11])" office:value-type="string" office:string-value=" " calcext:value-type="string">
            <text:p><text:s/></text:p>
          </table:table-cell>
          <table:table-cell table:number-columns-repeated="2"/>
          <table:table-cell table:formula="of:=IF(ISBLANK([.C32]);[.D32];[.C32]*1024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formula="of:=COM.MICROSOFT.CONCAT([.A33]; [.$A$11])" office:value-type="string" office:string-value=" " calcext:value-type="string">
            <text:p><text:s/></text:p>
          </table:table-cell>
          <table:table-cell table:number-columns-repeated="2"/>
          <table:table-cell table:formula="of:=IF(ISBLANK([.C33]);[.D33];[.C33]*1024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formula="of:=COM.MICROSOFT.CONCAT([.A34]; [.$A$11])" office:value-type="string" office:string-value=" " calcext:value-type="string">
            <text:p><text:s/></text:p>
          </table:table-cell>
          <table:table-cell table:number-columns-repeated="2"/>
          <table:table-cell table:formula="of:=IF(ISBLANK([.C34]);[.D34];[.C34]*1024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formula="of:=COM.MICROSOFT.CONCAT([.A35]; [.$A$11])" office:value-type="string" office:string-value=" " calcext:value-type="string">
            <text:p><text:s/></text:p>
          </table:table-cell>
          <table:table-cell table:number-columns-repeated="2"/>
          <table:table-cell table:formula="of:=IF(ISBLANK([.C35]);[.D35];[.C35]*1024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formula="of:=COM.MICROSOFT.CONCAT([.A36]; [.$A$11])" office:value-type="string" office:string-value=" " calcext:value-type="string">
            <text:p><text:s/></text:p>
          </table:table-cell>
          <table:table-cell table:number-columns-repeated="2"/>
          <table:table-cell table:formula="of:=IF(ISBLANK([.C36]);[.D36];[.C36]*1024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formula="of:=COM.MICROSOFT.CONCAT([.A37]; [.$A$11])" office:value-type="string" office:string-value=" " calcext:value-type="string">
            <text:p><text:s/></text:p>
          </table:table-cell>
          <table:table-cell table:number-columns-repeated="2"/>
          <table:table-cell table:formula="of:=IF(ISBLANK([.C37]);[.D37];[.C37]*1024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formula="of:=COM.MICROSOFT.CONCAT([.A38]; [.$A$11])" office:value-type="string" office:string-value=" " calcext:value-type="string">
            <text:p><text:s/></text:p>
          </table:table-cell>
          <table:table-cell table:number-columns-repeated="2"/>
          <table:table-cell table:formula="of:=IF(ISBLANK([.C38]);[.D38];[.C38]*1024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formula="of:=COM.MICROSOFT.CONCAT([.A39]; [.$A$11])" office:value-type="string" office:string-value=" " calcext:value-type="string">
            <text:p><text:s/></text:p>
          </table:table-cell>
          <table:table-cell table:number-columns-repeated="2"/>
          <table:table-cell table:formula="of:=IF(ISBLANK([.C39]);[.D39];[.C39]*1024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formula="of:=COM.MICROSOFT.CONCAT([.A40]; [.$A$11])" office:value-type="string" office:string-value=" " calcext:value-type="string">
            <text:p><text:s/></text:p>
          </table:table-cell>
          <table:table-cell table:number-columns-repeated="2"/>
          <table:table-cell table:formula="of:=IF(ISBLANK([.C40]);[.D40];[.C40]*1024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formula="of:=COM.MICROSOFT.CONCAT([.A41]; [.$A$11])" office:value-type="string" office:string-value=" " calcext:value-type="string">
            <text:p><text:s/></text:p>
          </table:table-cell>
          <table:table-cell table:number-columns-repeated="2"/>
          <table:table-cell table:formula="of:=IF(ISBLANK([.C41]);[.D41];[.C41]*1024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formula="of:=COM.MICROSOFT.CONCAT([.A42]; [.$A$11])" office:value-type="string" office:string-value=" " calcext:value-type="string">
            <text:p><text:s/></text:p>
          </table:table-cell>
          <table:table-cell table:number-columns-repeated="2"/>
          <table:table-cell table:formula="of:=IF(ISBLANK([.C42]);[.D42];[.C42]*1024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formula="of:=COM.MICROSOFT.CONCAT([.A43]; [.$A$11])" office:value-type="string" office:string-value=" " calcext:value-type="string">
            <text:p><text:s/></text:p>
          </table:table-cell>
          <table:table-cell table:number-columns-repeated="2"/>
          <table:table-cell table:formula="of:=IF(ISBLANK([.C43]);[.D43];[.C43]*1024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formula="of:=COM.MICROSOFT.CONCAT([.A44]; [.$A$11])" office:value-type="string" office:string-value=" " calcext:value-type="string">
            <text:p><text:s/></text:p>
          </table:table-cell>
          <table:table-cell table:number-columns-repeated="2"/>
          <table:table-cell table:formula="of:=IF(ISBLANK([.C44]);[.D44];[.C44]*1024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formula="of:=COM.MICROSOFT.CONCAT([.A45]; [.$A$11])" office:value-type="string" office:string-value=" " calcext:value-type="string">
            <text:p><text:s/></text:p>
          </table:table-cell>
          <table:table-cell table:number-columns-repeated="2"/>
          <table:table-cell table:formula="of:=IF(ISBLANK([.C45]);[.D45];[.C45]*1024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formula="of:=COM.MICROSOFT.CONCAT([.A46]; [.$A$11])" office:value-type="string" office:string-value=" " calcext:value-type="string">
            <text:p><text:s/></text:p>
          </table:table-cell>
          <table:table-cell table:number-columns-repeated="2"/>
          <table:table-cell table:formula="of:=IF(ISBLANK([.C46]);[.D46];[.C46]*1024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formula="of:=COM.MICROSOFT.CONCAT([.A47]; [.$A$11])" office:value-type="string" office:string-value=" " calcext:value-type="string">
            <text:p><text:s/></text:p>
          </table:table-cell>
          <table:table-cell table:number-columns-repeated="2"/>
          <table:table-cell table:formula="of:=IF(ISBLANK([.C47]);[.D47];[.C47]*1024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formula="of:=COM.MICROSOFT.CONCAT([.A48]; [.$A$11])" office:value-type="string" office:string-value=" " calcext:value-type="string">
            <text:p><text:s/></text:p>
          </table:table-cell>
          <table:table-cell table:number-columns-repeated="2"/>
          <table:table-cell table:formula="of:=IF(ISBLANK([.C48]);[.D48];[.C48]*1024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formula="of:=COM.MICROSOFT.CONCAT([.A49]; [.$A$11])" office:value-type="string" office:string-value=" " calcext:value-type="string">
            <text:p><text:s/></text:p>
          </table:table-cell>
          <table:table-cell table:number-columns-repeated="2"/>
          <table:table-cell table:formula="of:=IF(ISBLANK([.C49]);[.D49];[.C49]*1024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formula="of:=COM.MICROSOFT.CONCAT([.A50]; [.$A$11])" office:value-type="string" office:string-value=" " calcext:value-type="string">
            <text:p><text:s/></text:p>
          </table:table-cell>
          <table:table-cell table:number-columns-repeated="2"/>
          <table:table-cell table:formula="of:=IF(ISBLANK([.C50]);[.D50];[.C50]*1024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formula="of:=COM.MICROSOFT.CONCAT([.A51]; [.$A$11])" office:value-type="string" office:string-value=" " calcext:value-type="string">
            <text:p><text:s/></text:p>
          </table:table-cell>
          <table:table-cell table:number-columns-repeated="2"/>
          <table:table-cell table:formula="of:=IF(ISBLANK([.C51]);[.D51];[.C51]*1024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formula="of:=COM.MICROSOFT.CONCAT([.A52]; [.$A$11])" office:value-type="string" office:string-value=" " calcext:value-type="string">
            <text:p><text:s/></text:p>
          </table:table-cell>
          <table:table-cell table:number-columns-repeated="2"/>
          <table:table-cell table:formula="of:=IF(ISBLANK([.C52]);[.D52];[.C52]*1024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formula="of:=COM.MICROSOFT.CONCAT([.A53]; [.$A$11])" office:value-type="string" office:string-value=" " calcext:value-type="string">
            <text:p><text:s/></text:p>
          </table:table-cell>
          <table:table-cell table:number-columns-repeated="2"/>
          <table:table-cell table:formula="of:=IF(ISBLANK([.C53]);[.D53];[.C53]*1024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formula="of:=COM.MICROSOFT.CONCAT([.A54]; [.$A$11])" office:value-type="string" office:string-value=" " calcext:value-type="string">
            <text:p><text:s/></text:p>
          </table:table-cell>
          <table:table-cell table:number-columns-repeated="2"/>
          <table:table-cell table:formula="of:=IF(ISBLANK([.C54]);[.D54];[.C54]*1024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formula="of:=COM.MICROSOFT.CONCAT([.A55]; [.$A$11])" office:value-type="string" office:string-value=" " calcext:value-type="string">
            <text:p><text:s/></text:p>
          </table:table-cell>
          <table:table-cell table:number-columns-repeated="2"/>
          <table:table-cell table:formula="of:=IF(ISBLANK([.C55]);[.D55];[.C55]*1024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formula="of:=COM.MICROSOFT.CONCAT([.A56]; [.$A$11])" office:value-type="string" office:string-value=" " calcext:value-type="string">
            <text:p><text:s/></text:p>
          </table:table-cell>
          <table:table-cell table:number-columns-repeated="2"/>
          <table:table-cell table:formula="of:=IF(ISBLANK([.C56]);[.D56];[.C56]*1024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formula="of:=COM.MICROSOFT.CONCAT([.A57]; [.$A$11])" office:value-type="string" office:string-value=" " calcext:value-type="string">
            <text:p><text:s/></text:p>
          </table:table-cell>
          <table:table-cell table:number-columns-repeated="2"/>
          <table:table-cell table:formula="of:=IF(ISBLANK([.C57]);[.D57];[.C57]*1024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formula="of:=COM.MICROSOFT.CONCAT([.A58]; [.$A$11])" office:value-type="string" office:string-value=" " calcext:value-type="string">
            <text:p><text:s/></text:p>
          </table:table-cell>
          <table:table-cell table:number-columns-repeated="2"/>
          <table:table-cell table:formula="of:=IF(ISBLANK([.C58]);[.D58];[.C58]*1024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formula="of:=COM.MICROSOFT.CONCAT([.A59]; [.$A$11])" office:value-type="string" office:string-value=" " calcext:value-type="string">
            <text:p><text:s/></text:p>
          </table:table-cell>
          <table:table-cell table:number-columns-repeated="2"/>
          <table:table-cell table:formula="of:=IF(ISBLANK([.C59]);[.D59];[.C59]*1024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formula="of:=COM.MICROSOFT.CONCAT([.A60]; [.$A$11])" office:value-type="string" office:string-value=" " calcext:value-type="string">
            <text:p><text:s/></text:p>
          </table:table-cell>
          <table:table-cell table:number-columns-repeated="2"/>
          <table:table-cell table:formula="of:=IF(ISBLANK([.C60]);[.D60];[.C60]*1024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formula="of:=COM.MICROSOFT.CONCAT([.A61]; [.$A$11])" office:value-type="string" office:string-value=" " calcext:value-type="string">
            <text:p><text:s/></text:p>
          </table:table-cell>
          <table:table-cell table:number-columns-repeated="2"/>
          <table:table-cell table:formula="of:=IF(ISBLANK([.C61]);[.D61];[.C61]*1024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formula="of:=COM.MICROSOFT.CONCAT([.A62]; [.$A$11])" office:value-type="string" office:string-value=" " calcext:value-type="string">
            <text:p><text:s/></text:p>
          </table:table-cell>
          <table:table-cell table:number-columns-repeated="2"/>
          <table:table-cell table:formula="of:=IF(ISBLANK([.C62]);[.D62];[.C62]*1024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formula="of:=COM.MICROSOFT.CONCAT([.A63]; [.$A$11])" office:value-type="string" office:string-value=" " calcext:value-type="string">
            <text:p><text:s/></text:p>
          </table:table-cell>
          <table:table-cell table:number-columns-repeated="2"/>
          <table:table-cell table:formula="of:=IF(ISBLANK([.C63]);[.D63];[.C63]*1024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formula="of:=COM.MICROSOFT.CONCAT([.A64]; [.$A$11])" office:value-type="string" office:string-value=" " calcext:value-type="string">
            <text:p><text:s/></text:p>
          </table:table-cell>
          <table:table-cell table:number-columns-repeated="2"/>
          <table:table-cell table:formula="of:=IF(ISBLANK([.C64]);[.D64];[.C64]*1024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formula="of:=COM.MICROSOFT.CONCAT([.A65]; [.$A$11])" office:value-type="string" office:string-value=" " calcext:value-type="string">
            <text:p><text:s/></text:p>
          </table:table-cell>
          <table:table-cell table:number-columns-repeated="2"/>
          <table:table-cell table:formula="of:=IF(ISBLANK([.C65]);[.D65];[.C65]*1024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formula="of:=COM.MICROSOFT.CONCAT([.A66]; [.$A$11])" office:value-type="string" office:string-value=" " calcext:value-type="string">
            <text:p><text:s/></text:p>
          </table:table-cell>
          <table:table-cell table:number-columns-repeated="2"/>
          <table:table-cell table:formula="of:=IF(ISBLANK([.C66]);[.D66];[.C66]*1024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formula="of:=COM.MICROSOFT.CONCAT([.A67]; [.$A$11])" office:value-type="string" office:string-value=" " calcext:value-type="string">
            <text:p><text:s/></text:p>
          </table:table-cell>
          <table:table-cell table:number-columns-repeated="2"/>
          <table:table-cell table:formula="of:=IF(ISBLANK([.C67]);[.D67];[.C67]*1024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formula="of:=COM.MICROSOFT.CONCAT([.A68]; [.$A$11])" office:value-type="string" office:string-value=" " calcext:value-type="string">
            <text:p><text:s/></text:p>
          </table:table-cell>
          <table:table-cell table:number-columns-repeated="2"/>
          <table:table-cell table:formula="of:=IF(ISBLANK([.C68]);[.D68];[.C68]*1024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formula="of:=COM.MICROSOFT.CONCAT([.A69]; [.$A$11])" office:value-type="string" office:string-value=" " calcext:value-type="string">
            <text:p><text:s/></text:p>
          </table:table-cell>
          <table:table-cell table:number-columns-repeated="2"/>
          <table:table-cell table:formula="of:=IF(ISBLANK([.C69]);[.D69];[.C69]*1024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formula="of:=COM.MICROSOFT.CONCAT([.A70]; [.$A$11])" office:value-type="string" office:string-value=" " calcext:value-type="string">
            <text:p><text:s/></text:p>
          </table:table-cell>
          <table:table-cell table:number-columns-repeated="2"/>
          <table:table-cell table:formula="of:=IF(ISBLANK([.C70]);[.D70];[.C70]*1024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formula="of:=COM.MICROSOFT.CONCAT([.A71]; [.$A$11])" office:value-type="string" office:string-value=" " calcext:value-type="string">
            <text:p><text:s/></text:p>
          </table:table-cell>
          <table:table-cell table:number-columns-repeated="2"/>
          <table:table-cell table:formula="of:=IF(ISBLANK([.C71]);[.D71];[.C71]*1024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formula="of:=COM.MICROSOFT.CONCAT([.A72]; [.$A$11])" office:value-type="string" office:string-value=" " calcext:value-type="string">
            <text:p><text:s/></text:p>
          </table:table-cell>
          <table:table-cell table:number-columns-repeated="2"/>
          <table:table-cell table:formula="of:=IF(ISBLANK([.C72]);[.D72];[.C72]*1024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formula="of:=COM.MICROSOFT.CONCAT([.A73]; [.$A$11])" office:value-type="string" office:string-value=" " calcext:value-type="string">
            <text:p><text:s/></text:p>
          </table:table-cell>
          <table:table-cell table:number-columns-repeated="2"/>
          <table:table-cell table:formula="of:=IF(ISBLANK([.C73]);[.D73];[.C73]*1024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formula="of:=COM.MICROSOFT.CONCAT([.A74]; [.$A$11])" office:value-type="string" office:string-value=" " calcext:value-type="string">
            <text:p><text:s/></text:p>
          </table:table-cell>
          <table:table-cell table:number-columns-repeated="2"/>
          <table:table-cell table:formula="of:=IF(ISBLANK([.C74]);[.D74];[.C74]*1024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formula="of:=COM.MICROSOFT.CONCAT([.A75]; [.$A$11])" office:value-type="string" office:string-value=" " calcext:value-type="string">
            <text:p><text:s/></text:p>
          </table:table-cell>
          <table:table-cell table:number-columns-repeated="2"/>
          <table:table-cell table:formula="of:=IF(ISBLANK([.C75]);[.D75];[.C75]*1024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formula="of:=COM.MICROSOFT.CONCAT([.A76]; [.$A$11])" office:value-type="string" office:string-value=" " calcext:value-type="string">
            <text:p><text:s/></text:p>
          </table:table-cell>
          <table:table-cell table:number-columns-repeated="2"/>
          <table:table-cell table:formula="of:=IF(ISBLANK([.C76]);[.D76];[.C76]*1024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formula="of:=COM.MICROSOFT.CONCAT([.A77]; [.$A$11])" office:value-type="string" office:string-value=" " calcext:value-type="string">
            <text:p><text:s/></text:p>
          </table:table-cell>
          <table:table-cell table:number-columns-repeated="2"/>
          <table:table-cell table:formula="of:=IF(ISBLANK([.C77]);[.D77];[.C77]*1024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formula="of:=COM.MICROSOFT.CONCAT([.A78]; [.$A$11])" office:value-type="string" office:string-value=" " calcext:value-type="string">
            <text:p><text:s/></text:p>
          </table:table-cell>
          <table:table-cell table:number-columns-repeated="2"/>
          <table:table-cell table:formula="of:=IF(ISBLANK([.C78]);[.D78];[.C78]*1024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formula="of:=COM.MICROSOFT.CONCAT([.A79]; [.$A$11])" office:value-type="string" office:string-value=" " calcext:value-type="string">
            <text:p><text:s/></text:p>
          </table:table-cell>
          <table:table-cell table:number-columns-repeated="2"/>
          <table:table-cell table:formula="of:=IF(ISBLANK([.C79]);[.D79];[.C79]*1024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formula="of:=COM.MICROSOFT.CONCAT([.A80]; [.$A$11])" office:value-type="string" office:string-value=" " calcext:value-type="string">
            <text:p><text:s/></text:p>
          </table:table-cell>
          <table:table-cell table:number-columns-repeated="2"/>
          <table:table-cell table:formula="of:=IF(ISBLANK([.C80]);[.D80];[.C80]*1024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formula="of:=COM.MICROSOFT.CONCAT([.A81]; [.$A$11])" office:value-type="string" office:string-value=" " calcext:value-type="string">
            <text:p><text:s/></text:p>
          </table:table-cell>
          <table:table-cell table:number-columns-repeated="2"/>
          <table:table-cell table:formula="of:=IF(ISBLANK([.C81]);[.D81];[.C81]*1024)" office:value-type="float" office:value="0" calcext:value-type="float">
            <text:p>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Liberation Sans1" style:font-family-asian="'Liberation Sans'" style:font-family-generic-asian="system" style:font-pitch-asian="variable" style:font-name-complex="Liberation Sans1" style:font-family-complex="'Liberation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2T18:52:36.771157812</meta:creation-date>
    <dc:date>2018-10-02T19:31:53.922194802</dc:date>
    <meta:editing-duration>PT8M16S</meta:editing-duration>
    <meta:editing-cycles>2</meta:editing-cycles>
    <meta:generator>LibreOffice/6.0.3.2$Linux_X86_64 LibreOffice_project/00m0$Build-2</meta:generator>
    <meta:document-statistic meta:table-count="1" meta:cell-count="207" meta:object-count="0"/>
  </office:meta>
</office:document-meta>
</file>